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10e" officeooo:paragraph-rsid="0018f10e"/>
    </style:style>
    <style:style style:name="P2" style:family="paragraph" style:parent-style-name="Standard">
      <style:text-properties officeooo:rsid="001bcb12" officeooo:paragraph-rsid="001bcb12"/>
    </style:style>
  </office:automatic-styles>
  <office:body>
    <office:text text:use-soft-page-breaks="true">
      <office:forms form:automatic-focus="false" form:apply-design-mode="false"/>
      <text:tracked-changes>
        <text:changed-region xml:id="ct94636258704464" text:id="ct94636258704464">
          <text:insertion>
            <office:change-info>
              <dc:creator>Unknown Author</dc:creator>
              <dc:date>2024-10-26T13:32:40</dc:date>
            </office:change-info>
          </text:insertion>
        </text:changed-region>
        <text:changed-region xml:id="ct94636259369712" text:id="ct94636259369712">
          <text:insertion>
            <office:change-info>
              <dc:creator>Unknown Author</dc:creator>
              <dc:date>2024-10-27T17:41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GNU nano 4.8 <text:s text:c="79"/>docker-compose.yaml <text:s text:c="89"/></text:p>
      <text:p text:style-name="Standard">version: '2'</text:p>
      <text:p text:style-name="Standard"/>
      <text:p text:style-name="Standard">services:</text:p>
      <text:p text:style-name="Standard"><text:s text:c="2"/>db:</text:p>
      <text:p text:style-name="Standard"><text:s text:c="4"/>image: "postgres:9"</text:p>
      <text:p text:style-name="Standard"><text:s text:c="4"/>environment:</text:p>
      <text:p text:style-name="Standard"><text:s text:c="6"/>POSTGRES_PASSWORD: "mysecretpassword"</text:p>
      <text:p text:style-name="Standard"><text:s text:c="6"/>POSTGRES_DB: "anchore"</text:p>
      <text:p text:style-name="Standard"><text:s text:c="6"/>POSTGRES_USER: "anchore"</text:p>
      <text:p text:style-name="Standard"><text:s text:c="4"/>volumes:</text:p>
      <text:p text:style-name="Standard"><text:s text:c="6"/>- postgres-data:/var/lib/postgresql/data</text:p>
      <text:p text:style-name="Standard"><text:s text:c="4"/>networks:</text:p>
      <text:p text:style-name="Standard"><text:s text:c="6"/>- anchore-net</text:p>
      <text:p text:style-name="Standard"/>
      <text:p text:style-name="Standard"><text:s text:c="2"/>anchore-engine:</text:p>
      <text:p text:style-name="Standard"><text:s text:c="4"/>image: "anchore/anchore-engine:v0.9.3"</text:p>
      <text:p text:style-name="Standard"><text:s text:c="4"/>command: ["/docker-entrypoint.sh"]</text:p>
      <text:p text:style-name="Standard"><text:s text:c="4"/>environment:</text:p>
      <text:p text:style-name="Standard"><text:s text:c="6"/>- ANCHORE_DB_PASSWORD=mysecretpassword</text:p>
      <text:p text:style-name="Standard"><text:s text:c="6"/>- ANCHORE_DB_USER=anchore</text:p>
      <text:p text:style-name="Standard"><text:s text:c="6"/>- ANCHORE_DB_NAME=anchore</text:p>
      <text:p text:style-name="Standard"><text:s text:c="6"/>- ANCHORE_DB_HOST=db</text:p>
      <text:p text:style-name="Standard"><text:s text:c="4"/>depends_on:</text:p>
      <text:p text:style-name="Standard"><text:s text:c="6"/>- db</text:p>
      <text:p text:style-name="Standard"><text:s text:c="4"/>ports:</text:p>
      <text:p text:style-name="Standard"><text:s text:c="6"/>- "8228:8228"</text:p>
      <text:p text:style-name="Standard"><text:s text:c="4"/>volumes:</text:p>
      <text:p text:style-name="Standard"><text:s text:c="6"/>- anchore-engine-config:/config</text:p>
      <text:p text:style-name="Standard"><text:s text:c="6"/>- anchore-engine-data:/analysis_scratch</text:p>
      <text:p text:style-name="Standard"><text:s text:c="4"/>networks:</text:p>
      <text:p text:style-name="Standard"><text:s text:c="6"/>- anchore-net</text:p>
      <text:p text:style-name="Standard"/>
      <text:p text:style-name="Standard">networks:</text:p>
      <text:p text:style-name="Standard"><text:s text:c="2"/>anchore-net:</text:p>
      <text:p text:style-name="Standard"/>
      <text:p text:style-name="Standard">volumes:</text:p>
      <text:p text:style-name="Standard"><text:s text:c="2"/>postgres-data:</text:p>
      <text:p text:style-name="Standard"><text:s text:c="2"/>anchore-engine-config:</text:p>
      <text:p text:style-name="Standard"><text:s text:c="2"/>anchore-engine-data:</text:p>
      <text:p text:style-name="Standard"/>
      <text:p text:style-name="Standard"/>
      <text:p text:style-name="Standard"/>
      <text:p text:style-name="Standard"/>
      <text:p text:style-name="Standard">____________________</text:p>
      <text:p text:style-name="Standard"/>
      <text:p text:style-name="Standard">version: '3.1'</text:p>
      <text:p text:style-name="Standard"/>
      <text:p text:style-name="Standard">services:</text:p>
      <text:p text:style-name="Standard"><text:s text:c="2"/>anchore-engine:</text:p>
      <text:p text:style-name="Standard"><text:s text:c="4"/>image: anchore/anchore-engine:v0.9.3 <text:s/># specify a valid version here</text:p>
      <text:p text:style-name="Standard"><text:s text:c="4"/>ports:</text:p>
      <text:p text:style-name="Standard"><text:soft-page-break/><text:s text:c="6"/>- "8222:8222"</text:p>
      <text:p text:style-name="Standard"><text:s text:c="6"/>- "8228:8228"</text:p>
      <text:p text:style-name="Standard"><text:s text:c="4"/>environment:</text:p>
      <text:p text:style-name="Standard"><text:s text:c="6"/>- ANCHORE_DB_HOST=anchore-engine_db</text:p>
      <text:p text:style-name="Standard"><text:s text:c="6"/>- ANCHORE_DB_USER=anchore</text:p>
      <text:p text:style-name="Standard"><text:s text:c="6"/>- ANCHORE_DB_PASSWORD=anchore</text:p>
      <text:p text:style-name="Standard"><text:s text:c="6"/>- ANCHORE_DB_NAME=anchore</text:p>
      <text:p text:style-name="Standard"><text:s text:c="4"/>depends_on:</text:p>
      <text:p text:style-name="Standard"><text:s text:c="6"/>- anchore-engine_db</text:p>
      <text:p text:style-name="Standard"/>
      <text:p text:style-name="Standard"><text:s text:c="2"/>anchore-engine_db:</text:p>
      <text:p text:style-name="Standard"><text:s text:c="4"/>image: postgres:latest</text:p>
      <text:p text:style-name="Standard"><text:s text:c="4"/>environment:</text:p>
      <text:p text:style-name="Standard"><text:s text:c="6"/>- POSTGRES_USER=anchore</text:p>
      <text:p text:style-name="Standard"><text:s text:c="6"/>- POSTGRES_DB=anchore</text:p>
      <text:p text:style-name="Standard"><text:s text:c="6"/>- POSTGRES_PASSWORD=anchore</text:p>
      <text:p text:style-name="Standard"><text:s text:c="4"/>volumes:</text:p>
      <text:p text:style-name="Standard"><text:s text:c="6"/>- anchore-engine_postgres-data:/var/lib/postgresql/data</text:p>
      <text:p text:style-name="Standard"/>
      <text:p text:style-name="Standard">volumes:</text:p>
      <text:p text:style-name="Standard"><text:s text:c="2"/>anchore-engine_postgres-data:</text:p>
      <text:p text:style-name="Standard"/>
      <text:p text:style-name="Standard"/>
      <text:p text:style-name="Standard"/>
      <text:p text:style-name="Standard"/>
      <text:p text:style-name="P1">SHAREDPIPELINE&gt;GROOVY</text:p>
      <text:p text:style-name="P1"/>
      <text:p text:style-name="P1">def call(Map config = [:]) {</text:p>
      <text:p text:style-name="P1"><text:s text:c="4"/>pipeline {</text:p>
      <text:p text:style-name="P1"><text:s text:c="8"/>agent any</text:p>
      <text:p text:style-name="P1"/>
      <text:p text:style-name="P1"><text:s text:c="8"/>environment {</text:p>
      <text:p text:style-name="P1"><text:s text:c="12"/>APP_NAME = "${config.appName ?: 'helloworldapplication'}"</text:p>
      <text:p text:style-name="P1"><text:s text:c="12"/>VERSION = "${config.version ?: '1.0.0'}"</text:p>
      <text:p text:style-name="P1"><text:s text:c="12"/>NAMESPACE = "${config.namespace ?: 'default'}"</text:p>
      <text:p text:style-name="P1"><text:s text:c="12"/>DOCKER_IMAGE = "pramila188/${APP_NAME}:${VERSION}" <text:s/>// Adjust to your DockerHub repository</text:p>
      <text:p text:style-name="P1"><text:s text:c="12"/>DOCKER_CREDENTIALS = 'dockerhunpwd' <text:s/>// Your DockerHub credentials ID</text:p>
      <text:p text:style-name="P1"><text:s text:c="8"/>}</text:p>
      <text:p text:style-name="P1"/>
      <text:p text:style-name="P1"><text:s text:c="8"/>stages {</text:p>
      <text:p text:style-name="P1"/>
      <text:p text:style-name="P1"><text:s text:c="12"/>stage('Checkout Code') {</text:p>
      <text:p text:style-name="P1"><text:s text:c="16"/>steps {</text:p>
      <text:p text:style-name="P1"><text:s text:c="20"/>echo "Checking out code for ${APP_NAME}..."</text:p>
      <text:p text:style-name="P1"><text:s text:c="20"/>// Checkout from the repository (customize with your repo)</text:p>
      <text:p text:style-name="P1"><text:s text:c="20"/>git url: 'https://github.com/pramilasawant/helloword1.git', branch: 'main'</text:p>
      <text:p text:style-name="P1"><text:s text:c="16"/>}</text:p>
      <text:p text:style-name="P1"><text:s text:c="12"/>}</text:p>
      <text:p text:style-name="P1"/>
      <text:p text:style-name="P1"><text:s text:c="12"/>stage('Build Docker Image') {</text:p>
      <text:p text:style-name="P1"><text:s text:c="16"/>steps {</text:p>
      <text:p text:style-name="P1"><text:soft-page-break/><text:s text:c="20"/>script {</text:p>
      <text:p text:style-name="P1"><text:s text:c="24"/>echo "Building Docker image for ${APP_NAME}..."</text:p>
      <text:p text:style-name="P1"><text:s text:c="24"/>sh """</text:p>
      <text:p text:style-name="P1"><text:s text:c="24"/>docker build -t ${DOCKER_IMAGE} .</text:p>
      <text:p text:style-name="P1"><text:s text:c="24"/>"""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Push Docker Image') {</text:p>
      <text:p text:style-name="P1"><text:s text:c="16"/>steps {</text:p>
      <text:p text:style-name="P1"><text:s text:c="20"/>script {</text:p>
      <text:p text:style-name="P1"><text:s text:c="24"/>echo "Pushing Docker image ${DOCKER_IMAGE} to DockerHub..."</text:p>
      <text:p text:style-name="P1"><text:s text:c="24"/>withCredentials([usernamePassword(credentialsId: "${DOCKER_CREDENTIALS}", usernameVariable: 'DOCKER_USER', passwordVariable: 'DOCKER_PASS')]) {</text:p>
      <text:p text:style-name="P1"><text:s text:c="28"/>sh """</text:p>
      <text:p text:style-name="P1"><text:s text:c="28"/>echo ${DOCKER_PASS} | docker login -u ${DOCKER_USER} --password-stdin</text:p>
      <text:p text:style-name="P1"><text:s text:c="28"/>docker push ${DOCKER_IMAGE}</text:p>
      <text:p text:style-name="P1"><text:s text:c="28"/>"""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Deploy to Kubernetes') {</text:p>
      <text:p text:style-name="P1"><text:s text:c="16"/>steps {</text:p>
      <text:p text:style-name="P1"><text:s text:c="20"/>echo "Deploying ${APP_NAME} to Kubernetes..."</text:p>
      <text:p text:style-name="P1"><text:s text:c="20"/>// Helm command to deploy application to Kubernetes</text:p>
      <text:p text:style-name="P1"><text:s text:c="20"/>sh """</text:p>
      <text:p text:style-name="P1"><text:s text:c="20"/>helm upgrade --install ${APP_NAME} ./helm/ --namespace ${NAMESPACE} \</text:p>
      <text:p text:style-name="P1"><text:s text:c="20"/>--set image.repository=pramila188/${APP_NAME} --set image.tag=${VERSION}</text:p>
      <text:p text:style-name="P1"><text:s text:c="20"/>""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post {</text:p>
      <text:p text:style-name="P1"><text:s text:c="12"/>success {</text:p>
      <text:p text:style-name="P1"><text:s text:c="16"/>echo "Pipeline execution successful for ${APP_NAME}."</text:p>
      <text:p text:style-name="P1"><text:s text:c="12"/>}</text:p>
      <text:p text:style-name="P1"><text:s text:c="12"/>failure {</text:p>
      <text:p text:style-name="P1"><text:s text:c="16"/>echo "Pipeline execution failed for ${APP_NAME}."</text:p>
      <text:p text:style-name="P1"><text:s text:c="16"/>// Optionally send notifications or alerts (e.g., Slack)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><text:soft-page-break/>@Library('shared_library')_</text:p>
      <text:p text:style-name="P1">sharedPipeline()</text:p>
      <text:p text:style-name="P1"/>
      <text:p text:style-name="P1"/>
      <text:p text:style-name="P1"/>
      <text:p text:style-name="P1"/>
      <text:p text:style-name="P1">version: '3.1'</text:p>
      <text:p text:style-name="P1"/>
      <text:p text:style-name="P1">services:</text:p>
      <text:p text:style-name="P1"><text:s text:c="2"/>anchore-engine:</text:p>
      <text:p text:style-name="P1"><text:s text:c="4"/>image: anchore/anchore-engine:v0.9.3 <text:s/># specify a valid version here</text:p>
      <text:p text:style-name="P1"><text:s text:c="4"/>ports:</text:p>
      <text:p text:style-name="P1"><text:s text:c="6"/>- "8222:8222"</text:p>
      <text:p text:style-name="P1"><text:s text:c="6"/>- "8228:8228"</text:p>
      <text:p text:style-name="P1"><text:s text:c="4"/>environment:</text:p>
      <text:p text:style-name="P1"><text:s text:c="6"/>- ANCHORE_DB_HOST=anchore-engine_db</text:p>
      <text:p text:style-name="P1"><text:s text:c="6"/>- ANCHORE_DB_USER=anchore</text:p>
      <text:p text:style-name="P1"><text:s text:c="6"/>- ANCHORE_DB_PASSWORD=anchore</text:p>
      <text:p text:style-name="P1"><text:s text:c="6"/>- ANCHORE_DB_NAME=anchore</text:p>
      <text:p text:style-name="P1"><text:s text:c="4"/>depends_on:</text:p>
      <text:p text:style-name="P1"><text:s text:c="6"/>- anchore-engine_db</text:p>
      <text:p text:style-name="P1"/>
      <text:p text:style-name="P1"><text:s text:c="2"/>anchore-engine_db:</text:p>
      <text:p text:style-name="P1"><text:s text:c="4"/>image: postgres:latest</text:p>
      <text:p text:style-name="P1"><text:s text:c="4"/>environment:</text:p>
      <text:p text:style-name="P1"><text:s text:c="6"/>- POSTGRES_USER=anchore</text:p>
      <text:p text:style-name="P1"><text:s text:c="6"/>- POSTGRES_DB=anchore</text:p>
      <text:p text:style-name="P1"><text:s text:c="6"/>- POSTGRES_PASSWORD=anchore</text:p>
      <text:p text:style-name="P1"><text:s text:c="4"/>volumes:</text:p>
      <text:p text:style-name="P1"><text:s text:c="6"/>- anchore-engine_postgres-data:/var/lib/postgresql/data</text:p>
      <text:p text:style-name="P1"/>
      <text:p text:style-name="P1">volumes:</text:p>
      <text:p text:style-name="P1"><text:s text:c="2"/>anchore-engine_postgres-data:</text:p>
      <text:p text:style-name="P1"/>
      <text:p text:style-name="P1"/>
      <text:p text:style-name="P2">#############################</text:p>
      <text:p text:style-name="P2"/>
      <text:p text:style-name="P2">version: "3"</text:p>
      <text:p text:style-name="P2"/>
      <text:p text:style-name="P2">services:</text:p>
      <text:p text:style-name="P2"><text:s text:c="2"/>db:</text:p>
      <text:p text:style-name="P2"><text:s text:c="4"/>image: "postgres:12"</text:p>
      <text:p text:style-name="P2"><text:s text:c="4"/>environment:</text:p>
      <text:p text:style-name="P2"><text:s text:c="6"/>POSTGRES_USER: anchore</text:p>
      <text:p text:style-name="P2"><text:s text:c="6"/>POSTGRES_PASSWORD: anchore</text:p>
      <text:p text:style-name="P2"><text:s text:c="6"/>POSTGRES_DB: anchore</text:p>
      <text:p text:style-name="P2"><text:s text:c="4"/>volumes:</text:p>
      <text:p text:style-name="P2"><text:s text:c="6"/>- db_data:/var/lib/postgresql/data</text:p>
      <text:p text:style-name="P2"><text:s text:c="4"/>networks:</text:p>
      <text:p text:style-name="P2"><text:s text:c="6"/>- anchore_net</text:p>
      <text:p text:style-name="P2"/>
      <text:p text:style-name="P2"><text:s text:c="2"/>engine:</text:p>
      <text:p text:style-name="P2"><text:soft-page-break/><text:s text:c="4"/>image: "docker.io/anchore/anchore-engine:v0.10.0"</text:p>
      <text:p text:style-name="P2"><text:s text:c="4"/>environment:</text:p>
      <text:p text:style-name="P2"><text:s text:c="6"/>ANCHORE_DB_USER: anchore</text:p>
      <text:p text:style-name="P2"><text:s text:c="6"/>ANCHORE_DB_PASSWORD: anchore</text:p>
      <text:p text:style-name="P2"><text:s text:c="6"/>ANCHORE_DB_HOST: db</text:p>
      <text:p text:style-name="P2"><text:s text:c="6"/>ANCHORE_DB_NAME: anchore</text:p>
      <text:p text:style-name="P2"><text:s text:c="4"/>volumes:</text:p>
      <text:p text:style-name="P2"><text:s text:c="6"/>- engine_data:/config</text:p>
      <text:p text:style-name="P2"><text:s text:c="6"/>- /var/run/docker.sock:/var/run/docker.sock</text:p>
      <text:p text:style-name="P2"><text:s text:c="4"/>depends_on:</text:p>
      <text:p text:style-name="P2"><text:s text:c="6"/>- db</text:p>
      <text:p text:style-name="P2"><text:s text:c="4"/>ports:</text:p>
      <text:p text:style-name="P2"><text:s text:c="6"/>- "8228:8228"</text:p>
      <text:p text:style-name="P2"><text:s text:c="4"/>networks:</text:p>
      <text:p text:style-name="P2"><text:s text:c="6"/>- anchore_net</text:p>
      <text:p text:style-name="P2"/>
      <text:p text:style-name="P2"><text:s text:c="2"/>analyzer:</text:p>
      <text:p text:style-name="P2"><text:s text:c="4"/>image: "docker.io/anchore/anchore-engine:v0.10.0"</text:p>
      <text:p text:style-name="P2"><text:s text:c="4"/>environment:</text:p>
      <text:p text:style-name="P2"><text:s text:c="6"/>ANCHORE_DB_USER: anchore</text:p>
      <text:p text:style-name="P2"><text:s text:c="6"/>ANCHORE_DB_PASSWORD: anchore</text:p>
      <text:p text:style-name="P2"><text:s text:c="6"/>ANCHORE_DB_HOST: db</text:p>
      <text:p text:style-name="P2"><text:s text:c="6"/>ANCHORE_DB_NAME: anchore</text:p>
      <text:p text:style-name="P2"><text:s text:c="4"/>volumes:</text:p>
      <text:p text:style-name="P2"><text:s text:c="6"/>- /var/run/docker.sock:/var/run/docker.sock</text:p>
      <text:p text:style-name="P2"><text:s text:c="4"/>depends_on:</text:p>
      <text:p text:style-name="P2"><text:s text:c="6"/>- engine</text:p>
      <text:p text:style-name="P2"><text:s text:c="4"/>networks:</text:p>
      <text:p text:style-name="P2"><text:s text:c="6"/>- anchore_net</text:p>
      <text:p text:style-name="P2"/>
      <text:p text:style-name="P2">volumes:</text:p>
      <text:p text:style-name="P2"><text:s text:c="2"/>db_data:</text:p>
      <text:p text:style-name="P2"><text:s text:c="2"/>engine_data:</text:p>
      <text:p text:style-name="P2"/>
      <text:p text:style-name="P2">networks:</text:p>
      <text:p text:style-name="P2"><text:s text:c="2"/>anchore_net:</text:p>
      <text:p text:style-name="P2"/>
      <text:p text:style-name="P1"><text:change-start text:change-id="ct94636258704464"/></text:p>
      <text:p text:style-name="P1"/>
      <text:p text:style-name="P1">http://192.168.1.6:8228<text:change-end text:change-id="ct94636258704464"/></text:p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medium.com/@maheshd7878" text:style-name="Internet_20_link" text:visited-style-name="Visited_20_Internet_20_Link">https://medium.com/@maheshd7878</text:a></text:p>
      <text:p text:style-name="P1"/>
      <text:p text:style-name="P1"/>
      <text:p text:style-name="P1">docker-compose down</text:p>
      <text:p text:style-name="P1">docker-compose build</text:p>
      <text:p text:style-name="P1">docker-compose up -d</text:p>
      <text:p text:style-name="P1"><text:change-start text:change-id="ct94636259369712"/><text:soft-page-break/></text:p>
      <text:p text:style-name="P1"/>
      <text:p text:style-name="P1">def call() {</text:p>
      <text:p text:style-name="P1"><text:s text:c="4"/>pipeline {</text:p>
      <text:p text:style-name="P1"><text:s text:c="8"/>agent any</text:p>
      <text:p text:style-name="P1"/>
      <text:p text:style-name="P1"><text:s text:c="8"/>environment {</text:p>
      <text:p text:style-name="P1"><text:s text:c="12"/>DOCKERHUB_CREDENTIALS = credentials('dockerhubpwd')</text:p>
      <text:p text:style-name="P1"><text:s text:c="12"/>SLACK_CREDENTIALS = credentials('b3ee302b-e782-4d8e-ba83-7fa591d43205')</text:p>
      <text:p text:style-name="P1"><text:s text:c="12"/>SONARQUBE_CREDENTIALS = credentials('pipeline_Stoken')</text:p>
      <text:p text:style-name="P1"><text:s text:c="12"/>SONARQUBE_SERVER = 'http://localhost:9000'</text:p>
      <text:p text:style-name="P1"><text:s text:c="12"/>ANCHORE_CREDENTIALS = credentials('anchore-credentials')</text:p>
      <text:p text:style-name="P1"><text:s text:c="12"/>ANCHORE_URL = 'http://192.168.1.6:8228'</text:p>
      <text:p text:style-name="P1"><text:s text:c="8"/>}</text:p>
      <text:p text:style-name="P1"/>
      <text:p text:style-name="P1"><text:s text:c="8"/>parameters {</text:p>
      <text:p text:style-name="P1"><text:s text:c="12"/>string(name: 'JAVA_REPO', defaultValue: 'https://github.com/pramilasawant/helloword1.git', description: 'Java Application Repository')</text:p>
      <text:p text:style-name="P1"><text:s text:c="12"/>string(name: 'DOCKERHUB_USERNAME', defaultValue: 'pramila188', description: 'DockerHub Username')</text:p>
      <text:p text:style-name="P1"><text:s text:c="12"/>string(name: 'JAVA_IMAGE_NAME', defaultValue: 'testhello', description: 'Java Docker Image Name')</text:p>
      <text:p text:style-name="P1"><text:s text:c="12"/>string(name: 'JAVA_NAMESPACE', defaultValue: 'test', description: 'Kubernetes Namespace for Java Application')</text:p>
      <text:p text:style-name="P1"><text:s text:c="8"/>}</text:p>
      <text:p text:style-name="P1"/>
      <text:p text:style-name="P1"><text:s text:c="8"/>stages {</text:p>
      <text:p text:style-name="P1"><text:s text:c="12"/>stage('Clone Repository') {</text:p>
      <text:p text:style-name="P1"><text:s text:c="16"/>steps {</text:p>
      <text:p text:style-name="P1"><text:s text:c="20"/>git url: params.JAVA_REPO, branch: 'main'</text:p>
      <text:p text:style-name="P1"><text:s text:c="16"/>}</text:p>
      <text:p text:style-name="P1"><text:s text:c="12"/>}</text:p>
      <text:p text:style-name="P1"/>
      <text:p text:style-name="P1"><text:s text:c="12"/>stage('Build and Push Docker Image') {</text:p>
      <text:p text:style-name="P1"><text:s text:c="16"/>steps {</text:p>
      <text:p text:style-name="P1"><text:s text:c="20"/>dir('testhello') {</text:p>
      <text:p text:style-name="P1"><text:s text:c="24"/>sh 'mvn clean install'</text:p>
      <text:p text:style-name="P1"><text:s text:c="24"/>script {</text:p>
      <text:p text:style-name="P1"><text:s text:c="28"/>def image = docker.build("${params.DOCKERHUB_USERNAME}/${params.JAVA_IMAGE_NAME}:${currentBuild.number}")</text:p>
      <text:p text:style-name="P1"><text:s text:c="28"/>docker.withRegistry('', 'dockerhubpwd') {</text:p>
      <text:p text:style-name="P1"><text:s text:c="32"/>image.push()</text:p>
      <text:p text:style-name="P1"><text:s text:c="28"/>}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SonarQube Analysis') {</text:p>
      <text:p text:style-name="P1"><text:s text:c="16"/>steps {</text:p>
      <text:p text:style-name="P1"><text:s text:c="20"/>dir('testhello') {</text:p>
      <text:p text:style-name="P1"><text:s text:c="24"/>withSonarQubeEnv('SonarQube') {</text:p>
      <text:p text:style-name="P1"><text:soft-page-break/><text:s text:c="28"/>sh '''</text:p>
      <text:p text:style-name="P1"><text:s text:c="32"/>mvn sonar:sonar \</text:p>
      <text:p text:style-name="P1"><text:s text:c="36"/>-Dsonar.projectKey=testhello \</text:p>
      <text:p text:style-name="P1"><text:s text:c="36"/>-Dsonar.host.url=${SONARQUBE_SERVER} \</text:p>
      <text:p text:style-name="P1"><text:s text:c="36"/>-Dsonar.login=${SONARQUBE_CREDENTIALS}</text:p>
      <text:p text:style-name="P1"><text:s text:c="28"/>'''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Get Approval') {</text:p>
      <text:p text:style-name="P1"><text:s text:c="16"/>steps {</text:p>
      <text:p text:style-name="P1"><text:s text:c="20"/>script {</text:p>
      <text:p text:style-name="P1"><text:s text:c="24"/>input message: 'Do you approve this deployment?', ok: 'Yes, deploy'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Install yq') {</text:p>
      <text:p text:style-name="P1"><text:s text:c="16"/>steps {</text:p>
      <text:p text:style-name="P1"><text:s text:c="20"/>sh '''</text:p>
      <text:p text:style-name="P1"><text:s text:c="24"/>wget https://github.com/mikefarah/yq/releases/download/v4.6.1/yq_linux_amd64 -O "${WORKSPACE}/yq"</text:p>
      <text:p text:style-name="P1"><text:s text:c="24"/>chmod +x "${WORKSPACE}/yq"</text:p>
      <text:p text:style-name="P1"><text:s text:c="24"/>export PATH="${WORKSPACE}:$PATH"</text:p>
      <text:p text:style-name="P1"><text:s text:c="20"/>'''</text:p>
      <text:p text:style-name="P1"><text:s text:c="16"/>}</text:p>
      <text:p text:style-name="P1"><text:s text:c="12"/>}</text:p>
      <text:p text:style-name="P1"/>
      <text:p text:style-name="P1"><text:s text:c="12"/>stage('Build and Package Java Helm Chart') {</text:p>
      <text:p text:style-name="P1"><text:s text:c="16"/>steps {</text:p>
      <text:p text:style-name="P1"><text:s text:c="20"/>dir('testhello') {</text:p>
      <text:p text:style-name="P1"><text:s text:c="24"/>sh '''</text:p>
      <text:p text:style-name="P1"><text:s text:c="28"/>"${WORKSPACE}/yq" e -i '.image.tag = "latest"' ./myspringbootchart/values.yaml</text:p>
      <text:p text:style-name="P1"><text:s text:c="28"/>helm template ./myspringbootchart</text:p>
      <text:p text:style-name="P1"><text:s text:c="28"/>helm lint ./myspringbootchart</text:p>
      <text:p text:style-name="P1"><text:s text:c="28"/>helm package ./myspringbootchart --version "1.0.0"</text:p>
      <text:p text:style-name="P1"><text:s text:c="24"/>'''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Prepare Anchore Image List') {</text:p>
      <text:p text:style-name="P1"><text:s text:c="16"/>steps {</text:p>
      <text:p text:style-name="P1"><text:s text:c="20"/>script {</text:p>
      <text:p text:style-name="P1"><text:s text:c="24"/>writeFile file: 'anchore_images.txt', text: "${params.DOCKERHUB_USERNAME}/${params.JAVA_IMAGE_NAME}:${currentBuild.number}"</text:p>
      <text:p text:style-name="P1"><text:s text:c="20"/>}</text:p>
      <text:p text:style-name="P1"><text:s text:c="20"/>echo "Anchore image list file created."</text:p>
      <text:p text:style-name="P1"><text:soft-page-break/><text:s text:c="16"/>}</text:p>
      <text:p text:style-name="P1"><text:s text:c="12"/>}</text:p>
      <text:p text:style-name="P1"/>
      <text:p text:style-name="P1"><text:s text:c="12"/>stage('Check File in Workspace') {</text:p>
      <text:p text:style-name="P1"><text:s text:c="16"/>steps {</text:p>
      <text:p text:style-name="P1"><text:s text:c="20"/>sh 'ls -l'</text:p>
      <text:p text:style-name="P1"><text:s text:c="20"/>sh 'cat anchore_images.txt'</text:p>
      <text:p text:style-name="P1"><text:s text:c="16"/>}</text:p>
      <text:p text:style-name="P1"><text:s text:c="12"/>}</text:p>
      <text:p text:style-name="P1"/>
      <text:p text:style-name="P1"><text:s text:c="12"/>// Scan Image with Anchore - First implementation</text:p>
      <text:p text:style-name="P1"><text:s text:c="11"/>// stage('Scan Image with Anchore') {</text:p>
      <text:p text:style-name="P1"><text:s text:c="13"/>// <text:s text:c="2"/>steps {</text:p>
      <text:p text:style-name="P1"><text:s text:c="15"/>// <text:s text:c="4"/>script {</text:p>
      <text:p text:style-name="P1"><text:s text:c="17"/>// <text:s text:c="6"/>def engineRetries = "600"</text:p>
      <text:p text:style-name="P1"><text:s text:c="19"/>// <text:s text:c="4"/>def engineRetryInterval = "10"</text:p>
      <text:p text:style-name="P1"><text:s text:c="24"/></text:p>
      <text:p text:style-name="P1"><text:s text:c="21"/>// <text:s text:c="2"/>anchore(</text:p>
      <text:p text:style-name="P1"><text:s text:c="23"/>// <text:s text:c="4"/>name: "${params.DOCKERHUB_USERNAME}/${params.JAVA_IMAGE_NAME}:${currentBuild.number}", </text:p>
      <text:p text:style-name="P1"><text:s text:c="25"/>// <text:s text:c="2"/>engineCredentialsId: 'anchore-credentials', </text:p>
      <text:p text:style-name="P1"><text:s text:c="27"/>// engineRetries: engineRetries, </text:p>
      <text:p text:style-name="P1"><text:s text:c="26"/>// <text:s/>engineRetryInterval: engineRetryInterval, </text:p>
      <text:p text:style-name="P1"><text:s text:c="27"/>// bailOnFail: true</text:p>
      <text:p text:style-name="P1"><text:s text:c="17"/>// <text:s text:c="6"/>)</text:p>
      <text:p text:style-name="P1"><text:s text:c="17"/>// <text:s text:c="2"/>}</text:p>
      <text:p text:style-name="P1"><text:s text:c="14"/>// <text:s/>}</text:p>
      <text:p text:style-name="P1"><text:s text:c="11"/>// }</text:p>
      <text:p text:style-name="P1"/>
      <text:p text:style-name="P1"><text:s text:c="12"/>// Optional - New Anchore Scan Stage with Your Inputs</text:p>
      <text:p text:style-name="P1"><text:s text:c="12"/>stage('Anchore Image Scan') {</text:p>
      <text:p text:style-name="P1"><text:s text:c="16"/>steps {</text:p>
      <text:p text:style-name="P1"><text:s text:c="20"/>script {</text:p>
      <text:p text:style-name="P1"><text:s text:c="24"/>anchore(</text:p>
      <text:p text:style-name="P1"><text:s text:c="28"/>name: "${params.DOCKERHUB_USERNAME}/${params.JAVA_IMAGE_NAME}:${currentBuild.number}", </text:p>
      <text:p text:style-name="P1"><text:s text:c="28"/>engineCredentialsId: 'anchore-credentials', </text:p>
      <text:p text:style-name="P1"><text:s text:c="28"/>bailOnFail: true</text:p>
      <text:p text:style-name="P1"><text:s text:c="24"/>)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tage('Deploy Java Application to Kubernetes') {</text:p>
      <text:p text:style-name="P1"><text:s text:c="16"/>steps {</text:p>
      <text:p text:style-name="P1"><text:s text:c="20"/>script {</text:p>
      <text:p text:style-name="P1"><text:s text:c="24"/>kubernetesDeploy(</text:p>
      <text:p text:style-name="P1"><text:s text:c="28"/>configs: 'Build and Deploy Java and Python Applications',</text:p>
      <text:p text:style-name="P1"><text:s text:c="28"/>kubeconfigId: 'kubeconfig1pwd'</text:p>
      <text:p text:style-name="P1"><text:s text:c="24"/>)</text:p>
      <text:p text:style-name="P1"><text:s text:c="20"/>}</text:p>
      <text:p text:style-name="P1"><text:s text:c="16"/>}</text:p>
      <text:p text:style-name="P1"><text:soft-page-break/><text:s text:c="12"/>}</text:p>
      <text:p text:style-name="P1"><text:s text:c="8"/>}</text:p>
      <text:p text:style-name="P1"/>
      <text:p text:style-name="P1"><text:s text:c="8"/>post {</text:p>
      <text:p text:style-name="P1"><text:s text:c="12"/>always {</text:p>
      <text:p text:style-name="P1"><text:s text:c="16"/>script {</text:p>
      <text:p text:style-name="P1"><text:s text:c="20"/>def slackBaseUrl = 'https://slack.com/api/'</text:p>
      <text:p text:style-name="P1"><text:s text:c="20"/>def slackChannel = '#builds'</text:p>
      <text:p text:style-name="P1"><text:s text:c="20"/>def slackColor = currentBuild.currentResult == 'SUCCESS' ? 'good' : 'danger'</text:p>
      <text:p text:style-name="P1"><text:s text:c="20"/>def slackMessage = "Build ${currentBuild.fullDisplayName} finished with status: ${currentBuild.currentResult}"</text:p>
      <text:p text:style-name="P1"/>
      <text:p text:style-name="P1"><text:s text:c="20"/>echo "Sending Slack notification to ${slackChannel} with message: ${slackMessage}"</text:p>
      <text:p text:style-name="P1"/>
      <text:p text:style-name="P1"><text:s text:c="20"/>// Send Slack notification</text:p>
      <text:p text:style-name="P1"><text:s text:c="20"/>slackSend(</text:p>
      <text:p text:style-name="P1"><text:s text:c="24"/>baseUrl: 'https://yourteam.slack.com/api/',</text:p>
      <text:p text:style-name="P1"><text:s text:c="24"/>teamDomain: 'StarAppleInfotech',</text:p>
      <text:p text:style-name="P1"><text:s text:c="24"/>channel: '#builds',</text:p>
      <text:p text:style-name="P1"><text:s text:c="24"/>color: slackColor,</text:p>
      <text:p text:style-name="P1"><text:s text:c="24"/>botUser: true,</text:p>
      <text:p text:style-name="P1"><text:s text:c="24"/>tokenCredentialId: SLACK_CREDENTIALS,</text:p>
      <text:p text:style-name="P1"><text:s text:c="24"/>notifyCommitters: false,</text:p>
      <text:p text:style-name="P1"><text:s text:c="24"/>message: "Build Java Application #${env.BUILD_NUMBER} finished with status: ${currentBuild.currentResult}"</text:p>
      <text:p text:style-name="P1"><text:s text:c="20"/>)</text:p>
      <text:p text:style-name="P1"><text:s text:c="16"/>}</text:p>
      <text:p text:style-name="P1"/>
      <text:p text:style-name="P1"><text:s text:c="16"/>// Send email notification</text:p>
      <text:p text:style-name="P1"><text:s text:c="16"/>emailext(</text:p>
      <text:p text:style-name="P1"><text:s text:c="20"/>to: 'pramila.narawadesv@gmail.com',</text:p>
      <text:p text:style-name="P1"><text:s text:c="20"/>subject: "Jenkins Build ${env.JOB_NAME} #${env.BUILD_NUMBER} ${currentBuild.currentResult}",</text:p>
      <text:p text:style-name="P1"><text:s text:c="20"/>body: """&lt;p&gt;Build ${env.JOB_NAME} #${env.BUILD_NUMBER} finished with status: ${currentBuild.currentResult}&lt;/p&gt;</text:p>
      <text:p text:style-name="P1"><text:s text:c="28"/>&lt;p&gt;Check console output at ${env.BUILD_URL}&lt;/p&gt;""",</text:p>
      <text:p text:style-name="P1"><text:s text:c="20"/>mimeType: 'text/html'</text:p>
      <text:p text:style-name="P1"><text:s text:c="16"/>)</text:p>
      <text:p text:style-name="P1"><text:s text:c="12"/>}</text:p>
      <text:p text:style-name="P1"/>
      <text:p text:style-name="P1"><text:s text:c="12"/>failure {</text:p>
      <text:p text:style-name="P1"><text:s text:c="16"/>emailext(</text:p>
      <text:p text:style-name="P1"><text:s text:c="20"/>to: 'pramila.narawadesv@gmail.com',</text:p>
      <text:p text:style-name="P1"><text:s text:c="20"/>subject: "Jenkins Build ${env.JOB_NAME} #${env.BUILD_NUMBER} Failed",</text:p>
      <text:p text:style-name="P1"><text:s text:c="20"/>body: """&lt;p&gt;Build ${env.JOB_NAME} #${env.BUILD_NUMBER} failed.&lt;/p&gt;</text:p>
      <text:p text:style-name="P1"><text:s text:c="28"/>&lt;p&gt;Check console output at ${env.BUILD_URL}&lt;/p&gt;""",</text:p>
      <text:p text:style-name="P1"><text:s text:c="20"/>mimeType: 'text/html'</text:p>
      <text:p text:style-name="P1"><text:s text:c="16"/>)</text:p>
      <text:p text:style-name="P1"><text:s text:c="12"/>}</text:p>
      <text:p text:style-name="P1"/>
      <text:p text:style-name="P1"><text:s text:c="12"/>success {</text:p>
      <text:p text:style-name="P1"><text:s text:c="16"/>emailext(</text:p>
      <text:p text:style-name="P1"><text:soft-page-break/><text:s text:c="20"/>to: 'pramila.narawadesv@gmail.com',</text:p>
      <text:p text:style-name="P1"><text:s text:c="20"/>subject: "Jenkins Build ${env.JOB_NAME} #${env.BUILD_NUMBER} Succeeded",</text:p>
      <text:p text:style-name="P1"><text:s text:c="20"/>body: """&lt;p&gt;Build ${env.JOB_NAME} #${env.BUILD_NUMBER} succeeded.&lt;/p&gt;</text:p>
      <text:p text:style-name="P1"><text:s text:c="28"/>&lt;p&gt;Check console output at ${env.BUILD_URL}&lt;/p&gt;""",</text:p>
      <text:p text:style-name="P1"><text:s text:c="20"/>mimeType: 'text/html'</text:p>
      <text:p text:style-name="P1"><text:s text:c="16"/>)</text:p>
      <text:p text:style-name="P1"><text:s text:c="12"/>}</text:p>
      <text:p text:style-name="P1"><text:s text:c="8"/>}</text:p>
      <text:p text:style-name="P1"><text:s text:c="4"/>}</text:p>
      <text:p text:style-name="P1">}<text:change-end text:change-id="ct9463625936971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1:52:23.976121500</meta:creation-date>
    <meta:editing-duration>P1DT21H27M32S</meta:editing-duration>
    <meta:editing-cycles>13</meta:editing-cycles>
    <meta:generator>LibreOffice/6.4.7.2$Linux_X86_64 LibreOffice_project/40$Build-2</meta:generator>
    <dc:date>2024-11-21T19:44:27.169784539</dc:date>
    <meta:document-statistic meta:table-count="0" meta:image-count="0" meta:object-count="0" meta:page-count="10" meta:paragraph-count="385" meta:word-count="952" meta:character-count="13981" meta:non-whitespace-character-count="8351"/>
  </office:meta>
</office:document-meta>
</file>